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</style:style>
    <style:style style:name="P2" style:family="paragraph" style:parent-style-name="Standard">
      <style:paragraph-properties fo:margin-top="0cm" fo:margin-bottom="0.353cm" loext:contextual-spacing="false" fo:line-height="115%" fo:text-align="center" style:justify-single-word="false"/>
    </style:style>
    <style:style style:name="P3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Calibri" fo:font-size="11pt" fo:language="pt" fo:country="BR" style:font-size-asian="11pt"/>
    </style:style>
    <style:style style:name="T1" style:family="text">
      <style:text-properties style:font-name="Calibri" fo:font-size="16pt" fo:language="pt" fo:country="BR" style:font-size-asian="16pt"/>
    </style:style>
    <style:style style:name="T2" style:family="text">
      <style:text-properties style:font-name="Calibri" fo:font-size="11pt" fo:language="pt" fo:country="BR" style:font-size-asian="11pt"/>
    </style:style>
    <style:style style:name="T3" style:family="text">
      <style:text-properties style:font-name="Calibri" fo:font-size="11pt" fo:language="pt" fo:country="BR" officeooo:rsid="00175020" style:font-size-asian="11pt"/>
    </style:style>
    <style:style style:name="T4" style:family="text">
      <style:text-properties style:font-name="Calibri" fo:font-size="13pt" fo:language="pt" fo:country="BR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Componentes swing</text:span></text:p>
      <text:p text:style-name="P3"/>
      <text:p text:style-name="P1"><text:span text:style-name="T4">JLabel</text:span><text:span text:style-name="T2"> - componente usado para exibir informações escrita;</text:span></text:p>
      <text:p text:style-name="P1"><text:span text:style-name="T4">Icon </text:span><text:span text:style-name="T2">- usado para guardar a referência de uma imagem, que é obtida pelo método "getClass().getResorce(nome imagem)"; Para ser exibida na JFrame, o icon é setado em um JLabel adicionado </text:span><text:span text:style-name="T3">à ela</text:span><text:span text:style-name="T2">;</text:span></text:p>
      <text:p text:style-name="P1"><text:span text:style-name="T4">SwingConstants</text:span><text:span text:style-name="T2"> - usado para definir configurações dos componentes, <text:s/>como posições na JFrame;</text:span></text:p>
      <text:p text:style-name="P1"><text:span text:style-name="T4">JFrame</text:span><text:span text:style-name="T2"> - Usado pelos outros componentes como JLabel, jText para exibição. São adicionados pelo método add(componente); Para ser exibida e junto com seus componentes, é necessário setar a visibilidade da janela como visivel. Definir tamanho[size(a,l)]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8:21:29.226000000</meta:creation-date>
    <dc:date>2020-03-04T18:22:53.057000000</dc:date>
    <meta:editing-duration>PT1M41S</meta:editing-duration>
    <meta:editing-cycles>1</meta:editing-cycles>
    <meta:document-statistic meta:table-count="0" meta:image-count="0" meta:object-count="0" meta:page-count="1" meta:paragraph-count="5" meta:word-count="89" meta:character-count="609" meta:non-whitespace-character-count="524"/>
    <meta:generator>LibreOffice/6.2.4.2$Windows_X86_64 LibreOffice_project/2412653d852ce75f65fbfa83fb7e7b669a126d64</meta:generator>
  </office:meta>
</office:document-meta>
</file>